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fo:font-size="12pt" style:font-size-asian="12pt"/>
    </style:style>
    <style:style style:name="P2" style:family="paragraph" style:parent-style-name="Standard">
      <style:text-properties fo:color="#000000" fo:font-size="12pt" fo:font-style="italic" style:text-underline-style="solid" style:text-underline-width="auto" style:text-underline-color="font-color" fo:font-weight="bold" style:font-size-asian="12pt" style:font-style-asian="italic" style:font-weight-asian="bold"/>
    </style:style>
    <style:style style:name="P3" style:family="paragraph" style:parent-style-name="Standard">
      <style:text-properties fo:color="#000000" fo:font-size="12pt" fo:language="en" fo:country="US" style:font-size-asian="12pt"/>
    </style:style>
    <style:style style:name="P4" style:family="paragraph" style:parent-style-name="Standard">
      <style:paragraph-properties fo:margin-left="1.244cm" fo:margin-right="0cm" fo:text-indent="0cm" style:auto-text-indent="false"/>
    </style:style>
    <style:style style:name="P5" style:family="paragraph" style:parent-style-name="Standard">
      <style:paragraph-properties fo:margin-left="0cm" fo:margin-right="0cm" fo:text-indent="1.249cm" style:auto-text-indent="false"/>
    </style:style>
    <style:style style:name="P6" style:family="paragraph" style:parent-style-name="Standard">
      <style:paragraph-properties fo:margin-left="1.249cm" fo:margin-right="0cm" fo:text-indent="0cm" style:auto-text-indent="false"/>
    </style:style>
    <style:style style:name="P7" style:family="paragraph" style:parent-style-name="Standard" style:master-page-name="Standard">
      <style:paragraph-properties fo:text-align="center" style:justify-single-word="false" style:page-number="auto"/>
    </style:style>
    <style:style style:name="T1" style:family="text">
      <style:text-properties fo:color="#000000" fo:font-size="26pt" fo:font-style="italic" style:text-underline-style="solid" style:text-underline-width="auto" style:text-underline-color="font-color" style:font-size-asian="26pt" style:font-style-asian="italic"/>
    </style:style>
    <style:style style:name="T2" style:family="text">
      <style:text-properties fo:color="#000000" fo:font-size="16pt" fo:font-style="italic" style:text-underline-style="solid" style:text-underline-width="auto" style:text-underline-color="font-color" fo:font-weight="bold" style:font-size-asian="16pt" style:font-style-asian="italic" style:font-weight-asian="bold"/>
    </style:style>
    <style:style style:name="T3" style:family="text">
      <style:text-properties fo:color="#000000" fo:font-size="16pt" style:text-underline-style="solid" style:text-underline-width="auto" style:text-underline-color="font-color" style:font-size-asian="16pt"/>
    </style:style>
    <style:style style:name="T4" style:family="text">
      <style:text-properties fo:color="#000000" fo:font-size="16pt" style:font-size-asian="16pt"/>
    </style:style>
    <style:style style:name="T5" style:family="text">
      <style:text-properties fo:color="#000000" fo:font-size="12pt" style:font-size-asian="12pt"/>
    </style:style>
    <style:style style:name="T6" style:family="text">
      <style:text-properties fo:color="#000000" fo:font-size="12pt" fo:language="en" fo:country="US" style:font-size-asian="12pt"/>
    </style:style>
    <style:style style:name="T7" style:family="text">
      <style:text-properties fo:color="#000000" fo:font-size="14pt" style:text-underline-style="solid" style:text-underline-width="auto" style:text-underline-color="font-color" style:font-size-asian="14pt"/>
    </style:style>
    <style:style style:name="T8" style:family="text">
      <style:text-properties fo:color="#000000" fo:font-size="14pt" fo:font-style="italic" style:text-underline-style="solid" style:text-underline-width="auto" style:text-underline-color="font-color" style:font-size-asian="14pt" style:font-style-asian="italic"/>
    </style:style>
    <style:style style:name="T9" style:family="text">
      <style:text-properties fo:color="#000000" fo:font-size="14pt" style:font-size-asian="14pt"/>
    </style:style>
    <style:style style:name="T10"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DA: LISTA RECOMENDACIONES</text:span></text:p>
      <text:p text:style-name="P1"/>
      <text:p text:style-name="Standard"><text:span text:style-name="T2">Lista</text:span><text:span text:style-name="T3">:</text:span></text:p>
      <text:p text:style-name="P4"><text:span text:style-name="T5">Archivo principal del programa. Contiene los métodos más genéricos de la lista, que permiten realizar las operaciones elementales y principales del programa. La lista incluye un puntero de tipo nodo, que apunta al primer elemento de la misma y el Tamanio de esta. A medida que se realicen operaciones, estos atributos se irán actualizando, y los puntos apuntarán al nuevo elemento que corresponda. A diferencia de la lista programada anteriormente, en este caso utilizamos plantillas que nos permiten almacenar distintos tipos de datos en la lista sin necesidad de utilizar un puntero genérico de tipo void. Para ello se denomina como un tipo abstracto “Dato” que varía según la necesidad en la función en la cual sea implementado</text:span></text:p>
      <text:p text:style-name="Standard"><text:span text:style-name="T3">Atributos:</text:span></text:p>
      <text:p text:style-name="P5"><text:span text:style-name="T5">- Nodo* primero;</text:span></text:p>
      <text:p text:style-name="Standard"><text:span text:style-name="T5"><text:tab/>- int tamanio;</text:span></text:p>
      <text:p text:style-name="Standard"><text:span text:style-name="T3">Metodos:</text:span></text:p>
      <text:p text:style-name="Standard"><text:span text:style-name="T5"><text:tab/>//Definición de la plantilla: template &lt;typename Dato&gt;</text:span></text:p>
      <text:p text:style-name="P5"><text:span text:style-name="T5">//Pre: Debe existir un nodo en la posicion pasada por parametro</text:span></text:p>
      <text:p text:style-name="P6"><text:span text:style-name="T5">//Post: Cambia el nodo pasado por parametro por el nodo de la posicion pasada por parametro</text:span></text:p>
      <text:p text:style-name="Standard"><text:span text:style-name="T5"><text:tab/>- void cambiar_nodo(Nodo* nodo,int pos);</text:span></text:p>
      <text:p text:style-name="Standard"><text:span text:style-name="T5"><text:tab/>//Pre: Debe existir el nodo en esa posicion</text:span></text:p>
      <text:p text:style-name="Standard"><text:span text:style-name="T5"><text:tab/>//Post: Se va a retirar el nodo de esa posicion</text:span></text:p>
      <text:p text:style-name="Standard"><text:span text:style-name="T5"><text:tab/>- Nodo&lt;Dato&gt;* retirar(int pos);</text:span></text:p>
      <text:p text:style-name="Standard"><text:span text:style-name="T5"><text:tab/>//Descripcion: Constructor</text:span></text:p>
      <text:p text:style-name="Standard"><text:span text:style-name="T5"><text:tab/>//Pre:---</text:span></text:p>
      <text:p text:style-name="Standard"><text:span text:style-name="T5"><text:tab/>//Post: Se crea el objeto Lista</text:span></text:p>
      <text:p text:style-name="Standard"><text:span text:style-name="T5"><text:tab/>+ Lista();</text:span></text:p>
      <text:p text:style-name="Standard"><text:span text:style-name="T5"><text:tab/></text:span></text:p>
      <text:p text:style-name="Standard"><text:soft-page-break/><text:span text:style-name="T5"><text:tab/>//Pre: El objeto debe existir</text:span></text:p>
      <text:p text:style-name="Standard"><text:span text:style-name="T5"><text:tab/>//Post: Devuelve el valor de tamanio</text:span></text:p>
      <text:p text:style-name="Standard"><text:span text:style-name="T5"><text:tab/>+ int obtener_tamanio();</text:span></text:p>
      <text:p text:style-name="P1"/>
      <text:p text:style-name="P1"/>
      <text:p text:style-name="P6"><text:span text:style-name="T5">//Pre: El objeto debe existir, pos debe ser mayor a cero y menor o igual a tamanio</text:span></text:p>
      <text:p text:style-name="Standard"><text:span text:style-name="T5"><text:tab/>//Post: Se agrego el objeto d a la lista en la posicion pos</text:span></text:p>
      <text:p text:style-name="Standard"><text:span text:style-name="T5"><text:tab/></text:span><text:span text:style-name="T6">+ void agregar(Dato* d, int pos);</text:span></text:p>
      <text:p text:style-name="Standard"><text:span text:style-name="T6"><text:tab/></text:span></text:p>
      <text:p text:style-name="P6"><text:span text:style-name="T5">//Pre: El objeto debe existir, pos debe ser mayor a cero y menor o igual a tamanio</text:span></text:p>
      <text:p text:style-name="Standard"><text:span text:style-name="T5"><text:tab/>//Post: Se eleimino de la lista el objeto en la posicion pos</text:span></text:p>
      <text:p text:style-name="Standard"><text:span text:style-name="T5"><text:tab/>+ void eliminar(int pos);</text:span></text:p>
      <text:p text:style-name="Standard"><text:span text:style-name="T5"><text:tab/></text:span></text:p>
      <text:p text:style-name="Standard"><text:span text:style-name="T5"><text:tab/>//Pre: El objeto debe existir</text:span></text:p>
      <text:p text:style-name="Standard"><text:span text:style-name="T5"><text:tab/>//Post: Devuelve true si la lista esta vacia y false en caso contrario</text:span></text:p>
      <text:p text:style-name="Standard"><text:span text:style-name="T5"><text:tab/>+ bool es_vacia();</text:span></text:p>
      <text:p text:style-name="Standard"><text:span text:style-name="T5"><text:tab/></text:span></text:p>
      <text:p text:style-name="P6"><text:span text:style-name="T5">//Pre: El objeto debe existir,pos debe ser mayor a cero y menor o igual a tamanio</text:span></text:p>
      <text:p text:style-name="Standard"><text:span text:style-name="T5"><text:tab/>//Post: Devuelve el elemento de la lista en esa posicion.</text:span></text:p>
      <text:p text:style-name="Standard"><text:span text:style-name="T5"><text:tab/>+ Dato* consultar(int pos);</text:span></text:p>
      <text:p text:style-name="Standard"><text:span text:style-name="T5"><text:tab/></text:span></text:p>
      <text:p text:style-name="P6"><text:span text:style-name="T5">//Pre: El objeto debe existir,pos debe ser mayor a cero y menor o igual a tamanio</text:span></text:p>
      <text:p text:style-name="Standard"><text:span text:style-name="T5"><text:tab/>//Post: devuelve el nodo enn la posicion pos de la lista</text:span></text:p>
      <text:p text:style-name="Standard"><text:span text:style-name="T5"><text:tab/>+ Nodo&lt;Dato&gt;* obtener_nodo(int pos);<text:tab/></text:span></text:p>
      <text:p text:style-name="P6"><text:span text:style-name="T5">//Pre: El objeto debe existir,pos1 y pos 2 deben ser mayores a cero y menores o iguales a tamanio</text:span></text:p>
      <text:p text:style-name="Standard"><text:span text:style-name="T5"><text:tab/>//Post: intercambio los nodos en <text:s/>pos1 y pos 2</text:span></text:p>
      <text:p text:style-name="Standard"><text:soft-page-break/><text:span text:style-name="T5"><text:tab/></text:span><text:span text:style-name="T6">+ void swap(int pos1, int pos2);</text:span></text:p>
      <text:p text:style-name="Standard"><text:span text:style-name="T6"><text:tab/></text:span><text:span text:style-name="T5">//Pre: El objeto debe existir</text:span></text:p>
      <text:p text:style-name="Standard"><text:span text:style-name="T5"><text:tab/>//Post: La lista se encuentra ordenada por numero de legajo de los trabajadores</text:span></text:p>
      <text:p text:style-name="Standard"><text:span text:style-name="T5"><text:tab/>+ void ordenar();</text:span></text:p>
      <text:p text:style-name="P5"><text:span text:style-name="T5">//Pre:El objeto debe existir</text:span></text:p>
      <text:p text:style-name="Standard"><text:span text:style-name="T5"><text:tab/>//Post:Devuelve verdadero si el dato esta en la lista o falso en caso contrario</text:span></text:p>
      <text:p text:style-name="Standard"><text:span text:style-name="T5"><text:tab/>bool esta(Dato* dato_a_buscar);</text:span></text:p>
      <text:p text:style-name="Standard"><text:span text:style-name="T5"><text:tab/>//Descripcion: Destructor</text:span></text:p>
      <text:p text:style-name="Standard"><text:span text:style-name="T5"><text:tab/>//Pre:El objeto debe existir</text:span></text:p>
      <text:p text:style-name="Standard"><text:span text:style-name="T5"><text:tab/>//Post:EL objeto es destruido</text:span></text:p>
      <text:p text:style-name="Standard"><text:span text:style-name="T5"><text:tab/>~Lista();</text:span></text:p>
      <text:p text:style-name="Standard"><text:span text:style-name="T2">Nodo</text:span><text:span text:style-name="T7">:</text:span></text:p>
      <text:p text:style-name="P6"><text:span text:style-name="T5">El nodo es quien almacena el objeto que se crea a partir de los datos leídos del archivo de prueba o bien los que carga el usuario por consola, para ello contiene un puntero de tipo “Dato” (que representa a la plantilla) y otro puntero “Siguiente” que apunta al próximo elemento de la lista, dando origen así a lo que llamamos lista simplemente enlazada.</text:span></text:p>
      <text:p text:style-name="Standard"><text:span text:style-name="T7">Atributos:</text:span></text:p>
      <text:p text:style-name="P6"><text:span text:style-name="T5">- Dato* elemento;</text:span></text:p>
      <text:p text:style-name="P6"><text:span text:style-name="T5">- Nodo* psig;</text:span></text:p>
      <text:p text:style-name="Standard"><text:span text:style-name="T7">Metodos:</text:span></text:p>
      <text:p text:style-name="Standard"><text:span text:style-name="T5"><text:tab/>//Descripcion: Constructor conu un parametro</text:span></text:p>
      <text:p text:style-name="Standard"><text:span text:style-name="T5"><text:tab/>//Pre:---</text:span></text:p>
      <text:p text:style-name="P6"><text:span text:style-name="T5">//Post: El objeto es creado con los el valor d para elemento y le asigna a psig el valor por defecto</text:span></text:p>
      <text:p text:style-name="Standard"><text:span text:style-name="T5"><text:tab/>+ Nodo(Dato* d);</text:span></text:p>
      <text:p text:style-name="Standard"><text:span text:style-name="T5"><text:tab/></text:span></text:p>
      <text:p text:style-name="Standard"><text:span text:style-name="T5"><text:tab/>//Descripcion: Constructor con parametros</text:span></text:p>
      <text:p text:style-name="Standard"><text:span text:style-name="T5"><text:tab/>//Pre:---</text:span></text:p>
      <text:p text:style-name="Standard"><text:span text:style-name="T5"><text:tab/>//Post: Crea un objeto Nodo</text:span></text:p>
      <text:p text:style-name="Standard"><text:soft-page-break/><text:span text:style-name="T5"><text:tab/>+ Nodo(Dato* d, Nodo* psig);</text:span></text:p>
      <text:p text:style-name="P1"/>
      <text:p text:style-name="Standard"><text:span text:style-name="T5"><text:tab/>//Pre: El objeto debe existir</text:span></text:p>
      <text:p text:style-name="Standard"><text:span text:style-name="T5"><text:tab/>//Post: Se modificó el valor de elemento</text:span></text:p>
      <text:p text:style-name="Standard"><text:span text:style-name="T5"><text:tab/>+ void asignar_elemento(Dato* d);</text:span></text:p>
      <text:p text:style-name="Standard"><text:span text:style-name="T5"><text:tab/></text:span></text:p>
      <text:p text:style-name="Standard"><text:span text:style-name="T5"><text:tab/>//Pre: El objeto debe existir</text:span></text:p>
      <text:p text:style-name="Standard"><text:span text:style-name="T5"><text:tab/>//Post: Se modifico el valor de psig</text:span></text:p>
      <text:p text:style-name="Standard"><text:span text:style-name="T5"><text:tab/>+ void asignar_siguiente(Nodo* psig);</text:span></text:p>
      <text:p text:style-name="Standard"><text:span text:style-name="T5"><text:tab/></text:span></text:p>
      <text:p text:style-name="Standard"><text:span text:style-name="T5"><text:tab/>//Pre: El objeto debe existir</text:span></text:p>
      <text:p text:style-name="Standard"><text:span text:style-name="T5"><text:tab/>//Post: Devuelve el valor de elemento</text:span></text:p>
      <text:p text:style-name="Standard"><text:span text:style-name="T5"><text:tab/>+ Dato* obtener_elemento();</text:span></text:p>
      <text:p text:style-name="Standard"><text:span text:style-name="T5"><text:tab/></text:span></text:p>
      <text:p text:style-name="Standard"><text:span text:style-name="T5"><text:tab/>//Pre: El objeto debe existir</text:span></text:p>
      <text:p text:style-name="Standard"><text:span text:style-name="T5"><text:tab/>//Post: Devuelve el valor de siguiente</text:span></text:p>
      <text:p text:style-name="Standard"><text:span text:style-name="T5"><text:tab/>+ Nodo* obtener_siguiente();</text:span></text:p>
      <text:p text:style-name="Standard"><text:span text:style-name="T5"><text:tab/></text:span></text:p>
      <text:p text:style-name="Standard"><text:span text:style-name="T5"><text:tab/>//Descripcion: Destructor</text:span></text:p>
      <text:p text:style-name="Standard"><text:span text:style-name="T5"><text:tab/>//Pre: El objeto debe existir</text:span></text:p>
      <text:p text:style-name="Standard"><text:span text:style-name="T5"><text:tab/>//Post: El objeto es destruido</text:span></text:p>
      <text:p text:style-name="Standard"><text:span text:style-name="T5"><text:tab/>+ ~Nodo();</text:span></text:p>
      <text:p text:style-name="P1"/>
      <text:p text:style-name="P1"/>
      <text:p text:style-name="P1"/>
      <text:p text:style-name="P2"/>
      <text:p text:style-name="Standard"><text:span text:style-name="T2">Película</text:span><text:span text:style-name="T8">:</text:span></text:p>
      <text:p text:style-name="Standard"><text:span text:style-name="T9"><text:tab/></text:span><text:span text:style-name="T5">Clase que representa los objetos que se almacenan en la lista. Inicialmente se crean 2 listas de películas clasificadas como “vistas” y “no vistas” con datos provenientes de archivos de texto. A esas listas el programa las debe analizar y depurar algunas películas que cumplan ciertos requisitos para generar una tercera lista de películas </text:span><text:soft-page-break/><text:span text:style-name="T5">que se consideran “recomendadas”. Así mismo las listas tienen un puntero que apunta a otra lista que en este caso almacena objetos de la clase “Actor” que representan actores de las películas, dando origen al concepto de “listas de listas”</text:span></text:p>
      <text:p text:style-name="Standard"><text:span text:style-name="T9">Atributos:</text:span></text:p>
      <text:p text:style-name="P5"><text:span text:style-name="T5">string* nombre_pelicula;</text:span></text:p>
      <text:p text:style-name="Standard"><text:span text:style-name="T5"><text:tab/>- string* genero;</text:span></text:p>
      <text:p text:style-name="Standard"><text:span text:style-name="T5"><text:tab/>- int* puntaje;</text:span></text:p>
      <text:p text:style-name="Standard"><text:span text:style-name="T5"><text:tab/>- string* director;</text:span></text:p>
      <text:p text:style-name="Standard"><text:span text:style-name="T5"><text:tab/>- Lista&lt;Actor&gt;* actores;</text:span></text:p>
      <text:p text:style-name="Standard"><text:span text:style-name="T5"><text:tab/>- string* actores_s;</text:span></text:p>
      <text:p text:style-name="Standard"><text:span text:style-name="T9">Métodos:</text:span></text:p>
      <text:p text:style-name="Standard"><text:span text:style-name="T5"><text:tab/>//Pre: Existe una lista de actores</text:span></text:p>
      <text:p text:style-name="Standard"><text:span text:style-name="T5"><text:tab/>//Post: Se agregó un nuevo actor a la lista</text:span></text:p>
      <text:p text:style-name="Standard"><text:span text:style-name="T5"><text:tab/>- void cargar_actores(string lectura);</text:span></text:p>
      <text:p text:style-name="Standard"><text:span text:style-name="T5"><text:tab/>//Descripcion: Constructor sin parametros</text:span></text:p>
      <text:p text:style-name="Standard"><text:span text:style-name="T5"><text:tab/>//Pre:---</text:span></text:p>
      <text:p text:style-name="Standard"><text:span text:style-name="T5"><text:tab/>//Post: Se crea el objeto pelicula</text:span></text:p>
      <text:p text:style-name="Standard"><text:span text:style-name="T5"><text:tab/>+ Pelicula();</text:span></text:p>
      <text:p text:style-name="P1"/>
      <text:p text:style-name="P1"/>
      <text:p text:style-name="Standard"><text:span text:style-name="T5"><text:tab/>//Descripcion: Constructor con parametros</text:span></text:p>
      <text:p text:style-name="Standard"><text:span text:style-name="T5"><text:tab/>//Pre:---</text:span></text:p>
      <text:p text:style-name="Standard"><text:span text:style-name="T5"><text:tab/>//Post:Se crea el objeto pelicula</text:span></text:p>
      <text:p text:style-name="P6"><text:span text:style-name="T5">+ Pelicula(string nuevo_nombre_pelicula, string nuevo_genero, string nuevo_director, int nuevo_puntaje, string actores_s_nuevo);</text:span></text:p>
      <text:p text:style-name="P1"/>
      <text:p text:style-name="Standard"><text:span text:style-name="T5"><text:tab/>//Pre: El objeto debe existir</text:span></text:p>
      <text:p text:style-name="Standard"><text:span text:style-name="T5"><text:tab/>//Post: Devuelve el nombre de la pelicula</text:span></text:p>
      <text:p text:style-name="Standard"><text:span text:style-name="T5"><text:tab/>+ string obtener_nombre_pelicula();</text:span></text:p>
      <text:p text:style-name="P1"/>
      <text:p text:style-name="Standard"><text:soft-page-break/><text:span text:style-name="T5"><text:tab/>//Pre:El objeto debe existir</text:span></text:p>
      <text:p text:style-name="Standard"><text:span text:style-name="T5"><text:tab/>//Post:Devuelve el genero de la pelicula</text:span></text:p>
      <text:p text:style-name="Standard"><text:span text:style-name="T5"><text:tab/>+ string obtener_genero();</text:span></text:p>
      <text:p text:style-name="P1"/>
      <text:p text:style-name="Standard"><text:span text:style-name="T5"><text:tab/>//Pre: El objeto debe existir</text:span></text:p>
      <text:p text:style-name="Standard"><text:span text:style-name="T5"><text:tab/>//Post: Devuelve el director de la pelicula</text:span></text:p>
      <text:p text:style-name="Standard"><text:span text:style-name="T5"><text:tab/>+ string obtener_director();</text:span></text:p>
      <text:p text:style-name="P1"/>
      <text:p text:style-name="Standard"><text:span text:style-name="T5"><text:tab/>//Pre: El objeto debe existir</text:span></text:p>
      <text:p text:style-name="Standard"><text:span text:style-name="T5"><text:tab/>//Post: Devuelve la linea del archivo de peliculas donde estan los actores</text:span></text:p>
      <text:p text:style-name="Standard"><text:span text:style-name="T5"><text:tab/>+ string obtener_string();</text:span></text:p>
      <text:p text:style-name="P1"/>
      <text:p text:style-name="Standard"><text:span text:style-name="T5"><text:tab/>//Pre: El objeto debe existir</text:span></text:p>
      <text:p text:style-name="Standard"><text:span text:style-name="T5"><text:tab/>//Post: Devuelve el puntaje de la pelicula</text:span></text:p>
      <text:p text:style-name="Standard"><text:span text:style-name="T5"><text:tab/>+ int obtener_puntaje();</text:span></text:p>
      <text:p text:style-name="P1"/>
      <text:p text:style-name="P1"/>
      <text:p text:style-name="Standard"><text:span text:style-name="T5"><text:tab/>//Pre: El objeto debe existir</text:span></text:p>
      <text:p text:style-name="Standard"><text:span text:style-name="T5"><text:tab/>//Post: Devuelve los actores de la pelicula que fueron cargados</text:span></text:p>
      <text:p text:style-name="Standard"><text:span text:style-name="T5"><text:tab/>+ Lista&lt;Actor&gt;* obtener_actores();</text:span></text:p>
      <text:p text:style-name="P1"/>
      <text:p text:style-name="Standard"><text:span text:style-name="T5"><text:tab/>//Pre: El objeto debe existir</text:span></text:p>
      <text:p text:style-name="Standard"><text:span text:style-name="T5"><text:tab/>//Post: Asigna un nuevo nombre a la pelicula</text:span></text:p>
      <text:p text:style-name="Standard"><text:span text:style-name="T5"><text:tab/>+ void asignar_nombre_pelicula(string* nuevo_nombre_pelicula);</text:span></text:p>
      <text:p text:style-name="P1"/>
      <text:p text:style-name="Standard"><text:span text:style-name="T5"><text:tab/>//Pre: El objeto debe existir</text:span></text:p>
      <text:p text:style-name="Standard"><text:span text:style-name="T5"><text:tab/>//Post: Asigna un nuevo género a la pelicula</text:span></text:p>
      <text:p text:style-name="Standard"><text:span text:style-name="T5"><text:tab/>+ void asignar_genero(string* nuevo_genero);</text:span></text:p>
      <text:p text:style-name="P1"/>
      <text:p text:style-name="Standard"><text:soft-page-break/><text:span text:style-name="T5"><text:tab/>//Pre: El objeto debe existir</text:span></text:p>
      <text:p text:style-name="Standard"><text:span text:style-name="T5"><text:tab/>//Post: Asigna un nuevo director a la pelicula</text:span></text:p>
      <text:p text:style-name="Standard"><text:span text:style-name="T5"><text:tab/>+ void asignar_director(string* nuevo_director);</text:span></text:p>
      <text:p text:style-name="P1"/>
      <text:p text:style-name="Standard"><text:span text:style-name="T5"><text:tab/>//Pre: El objeto debe existir</text:span></text:p>
      <text:p text:style-name="Standard"><text:span text:style-name="T5"><text:tab/>//Post: Asigna un nuevo puntaje a la pelicula</text:span></text:p>
      <text:p text:style-name="Standard"><text:span text:style-name="T5"><text:tab/>+ void asignar_puntaje(int* nuevo_puntaje);</text:span></text:p>
      <text:p text:style-name="P1"/>
      <text:p text:style-name="Standard"><text:span text:style-name="T5"><text:tab/>//Pre: El objeto debe existir</text:span></text:p>
      <text:p text:style-name="Standard"><text:span text:style-name="T5"><text:tab/>//Post: Asigna un nuevo actor a la pelicula en la posicion pasada por parametro</text:span></text:p>
      <text:p text:style-name="Standard"><text:span text:style-name="T5"><text:tab/></text:span><text:span text:style-name="T6">+ void asignar_actor(int pos);</text:span></text:p>
      <text:p text:style-name="P3"/>
      <text:p text:style-name="Standard"><text:span text:style-name="T6"><text:tab/></text:span><text:span text:style-name="T5">//Pre: El objeto debe existir</text:span></text:p>
      <text:p text:style-name="Standard"><text:span text:style-name="T5"><text:tab/>//Post: Imprime por pantalla la informacion de la pelicula</text:span></text:p>
      <text:p text:style-name="Standard"><text:span text:style-name="T5"><text:tab/>+ void imprimir_informacion();</text:span></text:p>
      <text:p text:style-name="P1"/>
      <text:p text:style-name="Standard"><text:span text:style-name="T5"><text:tab/>//Descripcion: Destructor</text:span></text:p>
      <text:p text:style-name="Standard"><text:span text:style-name="T5"><text:tab/>//Pre: El objeto debe existir</text:span></text:p>
      <text:p text:style-name="Standard"><text:span text:style-name="T5"><text:tab/>//Post: EL objeto es destruido</text:span></text:p>
      <text:p text:style-name="Standard"><text:span text:style-name="T5"><text:tab/>~Pelicula();</text:span></text:p>
      <text:p text:style-name="P1"/>
      <text:p text:style-name="Standard"><text:span text:style-name="T2">Actor:</text:span></text:p>
      <text:p text:style-name="Standard"><text:span text:style-name="T4"><text:tab/></text:span><text:span text:style-name="T5">Clase que representa a los actores que participan de cada objeto película. Estos se almacenan como atributo de “Película” mediante una segunda lista dentro de la lista de películas</text:span></text:p>
      <text:p text:style-name="P1"/>
      <text:p text:style-name="Standard"><text:span text:style-name="T9">Atributos:</text:span></text:p>
      <text:p text:style-name="Standard"><text:span text:style-name="T5"><text:tab/>- string* nombre;</text:span></text:p>
      <text:p text:style-name="Standard"><text:span text:style-name="T9">Métodos:</text:span></text:p>
      <text:p text:style-name="Standard"><text:span text:style-name="T9"><text:tab/></text:span><text:span text:style-name="T5">//Descripcion: Constructor</text:span></text:p>
      <text:p text:style-name="Standard"><text:soft-page-break/><text:span text:style-name="T5"><text:tab/>//Pre:---</text:span></text:p>
      <text:p text:style-name="Standard"><text:span text:style-name="T5"><text:tab/>//Post: Se crea el objeto actor</text:span></text:p>
      <text:p text:style-name="Standard"><text:span text:style-name="T5"><text:tab/>+ Actor(string nuevo_nombre);</text:span></text:p>
      <text:p text:style-name="P1"/>
      <text:p text:style-name="Standard"><text:span text:style-name="T5"><text:tab/>//Pre: El objeto debe existir</text:span></text:p>
      <text:p text:style-name="Standard"><text:span text:style-name="T5"><text:tab/>//Post: Devuelve el nombre del actor</text:span></text:p>
      <text:p text:style-name="Standard"><text:span text:style-name="T5"><text:tab/>+ string obtener_nombre();</text:span></text:p>
      <text:p text:style-name="P1"/>
      <text:p text:style-name="Standard"><text:span text:style-name="T5"><text:tab/>//Pre: El objeto debe existir</text:span></text:p>
      <text:p text:style-name="Standard"><text:span text:style-name="T5"><text:tab/>//Post: Asigna un nuevo nombre al actor</text:span></text:p>
      <text:p text:style-name="Standard"><text:span text:style-name="T5"><text:tab/>+ void asignar_nombre(string* nuevo_nombre);</text:span></text:p>
      <text:p text:style-name="P1"/>
      <text:p text:style-name="Standard"><text:span text:style-name="T5"><text:tab/>//Descripcion: Destructor</text:span></text:p>
      <text:p text:style-name="Standard"><text:span text:style-name="T5"><text:tab/>//Pre: El objeto debe existir</text:span></text:p>
      <text:p text:style-name="Standard"><text:span text:style-name="T5"><text:tab/>//Post: EL objeto es destruido</text:span></text:p>
      <text:p text:style-name="Standard"><text:span text:style-name="T5"><text:tab/>~Actor();</text:span></text:p>
      <text:p text:style-name="P1"/>
      <text:p text:style-name="Standard"><text:span text:style-name="T9">FUNCIONES_MAIN:</text:span></text:p>
      <text:p text:style-name="Standard"><text:span text:style-name="T9"><text:tab/></text:span><text:span text:style-name="T5">Archivo header que contiene las definiciones de algunas funciones axiliares programadas de manera estructurada que nos sirven para unir todas las piezas del programa y posteriomente desembocar en el main (Evita que el main tenga infinitas líneas de código)</text:span></text:p>
      <text:p text:style-name="Standard"><text:span text:style-name="T5">//Pre: </text:span><text:bookmark text:name="_GoBack"/><text:span text:style-name="T5">El archivo debe existir y se tiene que poder leer, el objeto pelicula debe existir</text:span></text:p>
      <text:p text:style-name="Standard"><text:span text:style-name="T5">//Post: Se va a cargar todos los datos de las peliculas en la lista pasada por parametro</text:span></text:p>
      <text:p text:style-name="Standard"><text:span text:style-name="T5">void cargar_lista(ifstream &amp;archivo,Lista&lt;Pelicula&gt;* lista);</text:span></text:p>
      <text:p text:style-name="P1"/>
      <text:p text:style-name="Standard"><text:span text:style-name="T5">//Pre: Los objetos pelicula deben existir</text:span></text:p>
      <text:p text:style-name="Standard"><text:span text:style-name="T5">//Post: Devuelve true en caso de que 2 peliculas coincidan los nombres de los actores sino devuelve false</text:span></text:p>
      <text:p text:style-name="Standard"><text:span text:style-name="T5">bool coinciden_actores(Pelicula* pelicula1,Pelicula* pelicula2);</text:span></text:p>
      <text:p text:style-name="P1"><text:soft-page-break/></text:p>
      <text:p text:style-name="Standard"><text:span text:style-name="T5">//Pre: Los objetos pelicula deben existir</text:span></text:p>
      <text:p text:style-name="Standard"><text:span text:style-name="T5">//Post: Devuelve true en caso de que 2 peliculas coincidan los nombres de los directores sino devuelve false</text:span></text:p>
      <text:p text:style-name="Standard"><text:span text:style-name="T5">bool coinciden_directores(Pelicula* pelicula1,Pelicula* pelicula2);</text:span></text:p>
      <text:p text:style-name="P1"/>
      <text:p text:style-name="Standard"><text:span text:style-name="T5">//Pre: Los objetos pelicula deben existir y las listas ,salvo la de recomendadas, deben estar cargadas</text:span></text:p>
      <text:p text:style-name="Standard"><text:span text:style-name="T5">//Post: Crea una nueva lista con las peliculas recomendadas</text:span></text:p>
      <text:p text:style-name="Standard"><text:span text:style-name="T5">void crear_lista_recomendadas(Lista&lt;Pelicula&gt;* vistas,Lista&lt;Pelicula&gt;* no_vistas,Lista&lt;Pelicula&gt;* recomendadas);</text:span></text:p>
      <text:p text:style-name="P1"/>
      <text:p text:style-name="Standard"><text:span text:style-name="T5">//Pre:------</text:span></text:p>
      <text:p text:style-name="Standard"><text:span text:style-name="T5">//Post: Imprime por pantalla el menu de operaciones</text:span></text:p>
      <text:p text:style-name="Standard"><text:span text:style-name="T5">void menu();</text:span></text:p>
      <text:p text:style-name="P1"/>
      <text:p text:style-name="Standard"><text:span text:style-name="T5">//Pre: Los objetos pelicula deben existir y las listas ,deben estar cargadas</text:span></text:p>
      <text:p text:style-name="Standard"><text:span text:style-name="T5">//Post: Se va a realizar la oparacion dependiendo del comando pasado por parametro</text:span></text:p>
      <text:p text:style-name="Standard"><text:span text:style-name="T5">bool operaciones(char comando,Lista&lt;Pelicula&gt;* vistas,Lista&lt;Pelicula&gt;* no_vistas,Lista&lt;Pelicula&gt;* recomendad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A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A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o</meta:initial-creator>
    <dc:creator>Pato</dc:creator>
    <meta:editing-cycles>41</meta:editing-cycles>
    <meta:creation-date>2019-05-20T22:16:00</meta:creation-date>
    <dc:date>2019-06-07T19:41:00</dc:date>
    <meta:editing-duration>PT1H22M</meta:editing-duration>
    <meta:generator>LibreOffice/5.1.6.2$Linux_x86 LibreOffice_project/10m0$Build-2</meta:generator>
    <meta:document-statistic meta:table-count="0" meta:image-count="0" meta:object-count="0" meta:page-count="9" meta:paragraph-count="189" meta:word-count="1325" meta:character-count="8782" meta:non-whitespace-character-count="749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